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style>
    <style:style style:name="P7" style:family="paragraph" style:parent-style-name="Heading_20_4">
      <style:paragraph-properties fo:text-align="justify" style:justify-single-word="false"/>
    </style:style>
    <style:style style:name="P8" style:family="paragraph" style:parent-style-name="Heading_20_4" style:master-page-name="MP0">
      <style:paragraph-properties fo:text-align="justify" style:justify-single-word="false" style:page-number="auto"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4">Partie Communications Réseau, interaction Client/Server : Olivier Solliec</text:h>
      <text:p text:style-name="P1">Dossier client et dossier server dans le repository de bomberdose dans googlecode.</text:p>
      <text:p text:style-name="P1"/>
      <text:p text:style-name="P2">Comment mes parties intéragissent entre elles :</text:p>
      <text:p text:style-name="P1">Ma classe « Server » crée les threads fils correspondant à chaque client : un thread principal sera créé et stocké dans la classe à chaque connection TCP d'un client au serveur.</text:p>
      <text:p text:style-name="P1">La classe « ThreadPrincipal » quant à elle se charge de créer les sous threads de communication UDP, ThreadEcoute et ThreadEnvoi. Elle est utilisée pour envoyer les instructions par TCP.</text:p>
      <text:p text:style-name="P1">La classe « ThreadEcoute » se charge d'écouter une socket UDP pour récupérer les informations envoyées par le client : intention de se déplacer, dépose de bombe.</text:p>
      <text:p text:style-name="P1">La classe « ThreadEnvoi » envoie toutes les informations UDP (plateau, position des joueurs) au client.</text:p>
      <text:p text:style-name="P1">Pour le client, c'est la même architecture :</text:p>
      <text:p text:style-name="P1">La classe « Client » réceptionne les instructions TCP et se charge de créer ses deux fils, « ThreadEcoute » et « ThreadEnvoi ».</text:p>
      <text:p text:style-name="P1">« ThreadEcoute » reçoit les informations du serveur et les stocke sous forme qu'il reste à définir</text:p>
      <text:p text:style-name="P1">« ThreadEnvoi » envoie les intentions du joueur (poser bombe, déplacement)</text:p>
      <text:p text:style-name="P1"/>
      <text:p text:style-name="P2">Comment mes parties intéragissent avec celles des autres :</text:p>
      <text:p text:style-name="P1">La classe Server reçoit les informations du moteur du jeu (qui seront donc sur la même machine) et les envoie aux clients. Vice versa, le server entre des données dans le moteur, qui sont les intentions des clients.</text:p>
      <text:p text:style-name="P1">La classe Client reçoit les informations de la partie graphique, intentions du joueur, et les envoie au serveur. Vice versa, le client enregistre les nouvelles données à traiter par la partie graphique qui correspondent aux changements du plateau ou des joueurs.</text:p>
      <text:p text:style-name="P3"><text:span text:style-name="Police_20_par_20_défaut"><text:span text:style-name="T2">Où j'en suis :</text:span></text:span></text:p>
      <text:p text:style-name="P3">La communication TCP entre le serveur et le client a été réalisée et il est possible d'envoyer des instructions simples comme START, STOP, QUIT, qui permettent respectivement de commencer une nouvelle partie, terminer la partie en cours, terminer le jeu.</text:p>
      <text:p text:style-name="P3">Il a été décidé que le plateau sera transféré par socket UDP sous forme d'un tableau d'int, en effet chaque case selon son état (vide, avec un mur, etc) correspond à un int particulier que le client devra se charger d'afficher.</text:p>
      <text:p text:style-name="P3"/>
      <text:p text:style-name="P4">Ce qu'il me reste à faire :</text:p>
      <text:p text:style-name="P3">La communication UDP pour le plateau de jeu et les joueurs sera l'objectif de ce week end, mais du mode le plus basique afin de tester si cela fonctionne.</text:p>
      <text:p text:style-name="P3">Il faut définir comment un jeu se termine, pour l'instant je n'ai géré que la nouvelle partie et la fin de cette partie.</text:p>
      <text:p text:style-name="P3">Il faut aussi réfléchir à la méthode d'envoi des informations concernant les joueurs, si on envoie que les coordonnées des joueurs à un instant t ou bien si l'on envoie aux clients l'intention du joueur de se déplacer vers le haut, etc.</text:p>
      <text:p text:style-name="P3">Il faudra, lorsque les tests seront concluants, intégrer les parties Server/Moteur et Client/PartieGraphique.</text:p>
      <text:p text:style-name="P3"><text:soft-page-break/></text:p>
      <text:p text:style-name="P4">Problèmes rencontrés :</text:p>
      <text:p text:style-name="P3">Un problème de compréhension du langage, j'avais fait une petite bêtise : je créais des ThreadPrincipaux (la variable propre) dans une fonction, cependant lorsqu'elle se voyait boucler une seconde fois, le ThreadPrincipal était écrasé et je ne comprenais pas d'où venait l'erreur, en effet la communication avec le client était interrompue.</text:p>
      <text:p text:style-name="P3">Problème résolu avec l'utilisation de pointeurs.</text:p>
      <text:p text:style-name="P3"><text:s/></text:p>
      <text:p text:style-name="P3">Pour que la classe Server dise à ses threads fils que la partie est terminée (représentée par un bool), j'ai décidé de modifier une variable volatile bool présente dans chaque fils. Je pense que cette méthode n'est pas la bonne, en effet, la variable n'était pas toujours changée, et même si le problème a été résolu, je pense qu'il est plus simple d'avoir une seule variable bool dans le père qui sera testée par tous les fils, plutot qu'une variable dans chaque fils à modifier par le père.</text:p>
      <text:p text:style-name="P3">Problème à résoudre, solution déjà trouvée.</text:p>
      <text:p text:style-name="P3"/>
      <text:h text:style-name="P7" text:outline-level="4">Moteur du Jeu: Francisco Micaelli</text:h>
      <text:p text:style-name="P3"/>
      <text:p text:style-name="P3">Dossier src(source) et include dans le repository de bomberdose dans googlecode.</text:p>
      <text:p text:style-name="P3"/>
      <text:p text:style-name="P3">Jeu sans réseau, uniquement sur console. Nous séparerons le code entre client et serveur ensuite.</text:p>
      <text:p text:style-name="P3"/>
      <text:p text:style-name="P5">Les différentes classes, leurs rôles, et les liens entre elles :</text:p>
      <text:p text:style-name="P5"/>
      <text:p text:style-name="P3"><text:span text:style-name="Police_20_par_20_défaut"><text:span text:style-name="T1">BomberDose : </text:span></text:span>Classe contenant le Main. C’est la classe principale, qui va construire le plateau et les joueurs, et appeler la boucle de jeu.</text:p>
      <text:p text:style-name="P5"/>
      <text:p text:style-name="P3"><text:span text:style-name="Police_20_par_20_défaut"><text:span text:style-name="T1">Plateau : </text:span></text:span>Classe qui représente le plateau de jeu. Contient un tableau de Case. Il contient aussi une liste des bombes que les joueurs posent. Permet de faire le lien entre un Joueur et une Case, pour que le joueur pose une bombe par exemple.</text:p>
      <text:p text:style-name="P3"/>
      <text:p text:style-name="P3"><text:span text:style-name="Police_20_par_20_défaut"><text:span text:style-name="T1">Joueur : </text:span></text:span>Classe qui représente un Joueur. Le joueur a plusieurs caractéristiques, telle que le nombre de bombe, la puissance de la flamme, sa vitesse, etc… qui sont modifiés grâce aux Bonus/Malus. Le joueur peut poser une bombe sur la case où il est.</text:p>
      <text:p text:style-name="P3"/>
      <text:p text:style-name="P3"><text:span text:style-name="Police_20_par_20_défaut"><text:span text:style-name="T1">Timer : </text:span></text:span>Classe qui représente le temps écoulé. Permet la gestion du jeu en temps réel.</text:p>
      <text:p text:style-name="P3"/>
      <text:p text:style-name="P3"><text:span text:style-name="Police_20_par_20_défaut"><text:span text:style-name="T1">Case : </text:span></text:span>Représente une case du Plateau. Une case est identifiée par ses coordonnées, et peut posséder un ObjetFixe.</text:p>
      <text:p text:style-name="P3"/>
      <text:p text:style-name="P3"><text:span text:style-name="Police_20_par_20_défaut"><text:span text:style-name="T1">ObjetFixe : </text:span></text:span>Classe abstraite, représentant tous les objets qui peuvent être sur une case. La classe contient une variable définissant le type de l’objet, un Timer, pour gérer le l’évolution de l’objet, ainsi que les coordonnées d’où il se trouve.</text:p>
      <text:p text:style-name="P3"/>
      <text:p text:style-name="P3"><text:span text:style-name="Police_20_par_20_défaut"><text:span text:style-name="T1">Bombe : </text:span></text:span>Classe représentant une bombe sur le terrain de jeu. Une fois posée, la bombe explose au bout d’un certain temps. Une bombe est définie par sa puissance.</text:p>
      <text:p text:style-name="P3"/>
      <text:p text:style-name="P3"><text:span text:style-name="Police_20_par_20_défaut"><text:span text:style-name="T1">Flamme : </text:span></text:span>Classe représentant une case enflammée. Un joueur étant sur une case enflammée est immédiatement éliminé.</text:p>
      <text:p text:style-name="P3"/>
      <text:p text:style-name="P3"><text:span text:style-name="Police_20_par_20_défaut"><text:span text:style-name="T1">Mur :</text:span></text:span><text:span text:style-name="Police_20_par_20_défaut"><text:span text:style-name="T1"> </text:span></text:span>Classe abstraite représentant les murs posés sur le plateau. (Classe peut-être inutile, on verra si on l’enlève ou non)</text:p>
      <text:p text:style-name="P3"><text:soft-page-break/><text:span text:style-name="Police_20_par_20_défaut"><text:span text:style-name="T1">MurIncassable : </text:span></text:span>Classe représentant un Mur Incassable. Ils sont fixes sur le plateau, et indestructible.</text:p>
      <text:p text:style-name="P3"/>
      <text:p text:style-name="P3"><text:span text:style-name="Police_20_par_20_défaut"><text:span text:style-name="T1">MurCassable : </text:span></text:span>Classe représentant un Mur Cassable. Un mur cassable peut être détruit si elle est touchée par une flamme.</text:p>
      <text:p text:style-name="P3"/>
      <text:p text:style-name="P3"><text:span text:style-name="Police_20_par_20_défaut"><text:span text:style-name="T1">MurCassableAvecObjetPrenable : </text:span></text:span>Classe héritée de MurCassable. Lors de la destruction de ces murs, un objet prenable apparait sur la Case où était le mur.</text:p>
      <text:p text:style-name="P3"/>
      <text:p text:style-name="P3"><text:span text:style-name="Police_20_par_20_défaut"><text:span text:style-name="T1">ObjetPrenable : </text:span></text:span>Classe abstraite représentant les objets prenables. Les objets prenables sont les malus et les bonus. Cette classe permet de ne pas mettre dans toutes les classes filles la méthode d’application du Bonus ou du Malus.</text:p>
      <text:p text:style-name="P3"/>
      <text:p text:style-name="P3"><text:span text:style-name="Police_20_par_20_défaut"><text:span text:style-name="T1">ObjetMalus : </text:span></text:span>Classe représentant le Malus sur le terrain. Lorsque le joueur prend un objet Malus, il subit un effet aléatoire, telle que ralentissement, puissance minimum ou encore, ne plus pouvoir s’arrêter.</text:p>
      <text:p text:style-name="P3"/>
      <text:p text:style-name="P3"><text:span text:style-name="Police_20_par_20_défaut"><text:span text:style-name="T1">ObjetBonus : </text:span></text:span>Classe Abstraite représentant un Bonus. (Classe peut être inutile).</text:p>
      <text:p text:style-name="P3"/>
      <text:p text:style-name="P3"><text:span text:style-name="Police_20_par_20_défaut"><text:span text:style-name="T1">BonusBombe : </text:span></text:span>Classe représentant un Bonus Bombe sur le terrain. Si le joueur le prend, sa limite de bombe augmente, s’il n’a pas atteint la limite.</text:p>
      <text:p text:style-name="P3"/>
      <text:p text:style-name="P3"><text:span text:style-name="Police_20_par_20_défaut"><text:span text:style-name="T1">BonusFlamme : </text:span></text:span>Classe représentant un Bonus Flamme sur le terrain. Si le joueur le prend, la puissance de ses bombes augmente, s’il n’a pas atteint la limite.</text:p>
      <text:p text:style-name="P3"/>
      <text:p text:style-name="P3"><text:span text:style-name="Police_20_par_20_défaut"><text:span text:style-name="T1">BonusRoller : </text:span></text:span>Classe représentant un Bonus Roller sur le terrain. Si le joueur le prend, sa vitesse augmente, s’il n’a pas atteint la limite.</text:p>
      <text:p text:style-name="P3"/>
      <text:p text:style-name="P4">Ce qu'il me reste à faire :</text:p>
      <text:p text:style-name="P3"/>
      <text:p text:style-name="P3"/>
      <text:p text:style-name="P3"/>
      <text:p text:style-name="P3"/>
      <text:p text:style-name="P3"/>
      <text:p text:style-name="P3">Leuly Quentin : Partie Graphique / Collisions</text:p>
      <text:p text:style-name="P3">Affichage des sprites :</text:p>
      <text:p text:style-name="P3"><text:tab/>Chaque objet possède une méthode « draw » qui lui permet de s'afficher 60 par seconde sur le plateau de jeu.</text:p>
      <text:p text:style-name="P3"><text:tab/>Le plateau de jeu, est une fenêtre composé de la carte du jeu et de quelques informations concernant le personnage en texte, qui seront aussi actualisé 60 par seconde. Un menu sera aussi placé sur la fenêtre.</text:p>
      <text:p text:style-name="P3">Le plateau affichera les objets du jeu à partir des sprites contenu dans un dossier.</text:p>
      <text:p text:style-name="P3">Pour les sprites du joueur, selon la touche appuyée ou enfoncé, le mouvement correspondant sera affiché à l'écran, en mettant en scène l'enchainement correct des sprites. A chaque bonus ramassé, les informations affichés à l'écran seront mises à jour.</text:p>
      <text:p text:style-name="P3">Pour les bombes et les flammes, ces objets étant temporaire, un timer sera mis en place pour gérer l'affichage des différents sprites, et la propagation des flammes.</text:p>
      <text:p text:style-name="P3"/>
      <text:p text:style-name="P3">Concernant les collisions entre les joueurs et les autres objets ( pas de collisions entre joueurs), on prendre la position actuelle du joueur, et on testera avant son déplacement si sur la case où il veut se rendre il y a un objet. Étant donné que l'affichage est géré en pixels, on fera correspondre un certain pixel à une certaine case du tableau ( simple division ou modul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default-outline-level="1">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class="text"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class="text" style:default-outline-level="3">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class="text" style:default-outline-level="4">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Oli </meta:initial-creator>
    <dc:creator>Quentin</dc:creator>
    <meta:creation-date>2010-03-13T09:08:00Z</meta:creation-date>
    <dc:date>2010-03-17T20:09:29.66</dc:date>
    <meta:editing-cycles>20</meta:editing-cycles>
    <meta:editing-duration>PT03H01M41S</meta:editing-duration>
    <meta:document-statistic meta:table-count="0" meta:image-count="0" meta:object-count="0" meta:page-count="3" meta:paragraph-count="59" meta:word-count="1372" meta:character-count="8181"/>
    <meta:user-defined meta:name="Info 1"/>
    <meta:user-defined meta:name="Info 2"/>
    <meta:user-defined meta:name="Info 3"/>
    <meta:user-defined meta:name="Info 4"/>
    <meta:template xlink:type="simple" xlink:actuate="onRequest" xlink:title="" xlink:href="Normal.dotm"/>
  </office:meta>
</office:document-meta>
</file>